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fo:font-size="30pt" style:text-underline-style="solid" style:text-underline-width="auto" style:text-underline-color="font-color" style:font-size-asian="30pt" style:font-size-complex="30pt"/>
    </style:style>
    <style:style style:name="P4" style:family="paragraph" style:parent-style-name="Standard">
      <style:text-properties style:font-name="Calibri1" fo:font-size="16pt" style:text-underline-style="solid" style:text-underline-width="auto" style:text-underline-color="font-color" style:font-size-asian="16pt" style:font-size-complex="16pt"/>
    </style:style>
    <style:style style:name="P5" style:family="paragraph" style:parent-style-name="Standard">
      <style:text-properties style:font-name="Calibri1" fo:font-size="14pt" style:text-underline-style="none" style:font-size-asian="14pt" style:font-size-complex="14pt"/>
    </style:style>
    <style:style style:name="P6" style:family="paragraph" style:parent-style-name="Text_20_body">
      <style:text-properties style:font-name="Calibri1"/>
    </style:style>
    <style:style style:name="P7" style:family="paragraph" style:parent-style-name="Text_20_body">
      <style:text-properties style:font-name="Calibri"/>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ext_20_body" style:list-style-name="L1">
      <style:text-properties style:font-name="Calibri1"/>
    </style:style>
    <style:style style:name="P12" style:family="paragraph" style:parent-style-name="Text_20_body" style:list-style-name="L2">
      <style:text-properties style:font-name="Calibri1"/>
    </style:style>
    <style:style style:name="P13" style:family="paragraph" style:parent-style-name="Text_20_body" style:list-style-name="L3">
      <style:text-properties style:font-name="Calibri1" fo:font-style="normal" fo:font-weight="normal" style:font-style-asian="normal" style:font-weight-asian="normal" style:font-style-complex="normal" style:font-weight-complex="normal"/>
    </style:style>
    <style:style style:name="P14" style:family="paragraph" style:parent-style-name="Text_20_body" style:list-style-name="L13">
      <style:text-properties style:font-name="Calibri1" fo:font-style="normal" fo:font-weight="normal" style:font-style-asian="normal" style:font-weight-asian="normal" style:font-style-complex="normal" style:font-weight-complex="normal"/>
    </style:style>
    <style:style style:name="P15" style:family="paragraph" style:parent-style-name="Text_20_body" style:list-style-name="L4">
      <style:text-properties style:font-name="Calibri1"/>
    </style:style>
    <style:style style:name="P16" style:family="paragraph" style:parent-style-name="Text_20_body" style:list-style-name="L6">
      <style:text-properties style:font-name="Calibri1"/>
    </style:style>
    <style:style style:name="P17" style:family="paragraph" style:parent-style-name="Text_20_body" style:list-style-name="L7">
      <style:text-properties style:font-name="Calibri1"/>
    </style:style>
    <style:style style:name="P18" style:family="paragraph" style:parent-style-name="Text_20_body" style:list-style-name="L8">
      <style:text-properties style:font-name="Calibri1"/>
    </style:style>
    <style:style style:name="P19" style:family="paragraph" style:parent-style-name="Text_20_body" style:list-style-name="L9">
      <style:text-properties style:font-name="Calibri1"/>
    </style:style>
    <style:style style:name="P20" style:family="paragraph" style:parent-style-name="Text_20_body" style:list-style-name="L10">
      <style:text-properties style:font-name="Calibri1"/>
    </style:style>
    <style:style style:name="P21" style:family="paragraph" style:parent-style-name="Text_20_body" style:list-style-name="L11">
      <style:text-properties style:font-name="Calibri1"/>
    </style:style>
    <style:style style:name="P22" style:family="paragraph" style:parent-style-name="Text_20_body" style:list-style-name="L12">
      <style:text-properties style:font-name="Calibri1"/>
    </style:style>
    <style:style style:name="P23" style:family="paragraph" style:parent-style-name="Text_20_body" style:list-style-name="L5"/>
    <style:style style:name="P24" style:family="paragraph" style:parent-style-name="Heading_20_1">
      <style:paragraph-properties fo:break-before="page"/>
    </style:style>
    <style:style style:name="P25" style:family="paragraph" style:parent-style-name="Heading_20_2">
      <style:text-properties style:font-name="Calibri"/>
    </style:style>
    <style:style style:name="P26" style:family="paragraph" style:parent-style-name="Heading_20_2">
      <style:text-properties style:font-name="Calibri1"/>
    </style:style>
    <style:style style:name="P27" style:family="paragraph" style:parent-style-name="Heading_20_2">
      <style:text-properties style:font-name="Calibri1" fo:font-style="italic" fo:font-weight="bold" style:font-style-asian="italic" style:font-weight-asian="bold" style:font-style-complex="italic" style:font-weight-complex="bold"/>
    </style:style>
    <style:style style:name="P28" style:family="paragraph" style:parent-style-name="Heading_20_2">
      <style:text-properties style:font-name="Calibri1"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Calibri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Monster Master On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Groupe : Ansel_l, Jourda_c, Maitre_c, Maresc_g, Mestag_a, Paquet_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Table des matières</text:p>
          </text:index-title>
          <text:p text:style-name="P10"><text:a xlink:type="simple" xlink:href="#__RefHeading__493_2064691128" text:style-name="Index_20_Link" text:visited-style-name="Index_20_Link">Introduction<text:tab/>3</text:a></text:p>
          <text:p text:style-name="P10"><text:a xlink:type="simple" xlink:href="#__RefHeading__497_2064691128" text:style-name="Index_20_Link" text:visited-style-name="Index_20_Link">Présentation du projet :<text:tab/>4</text:a></text:p>
          <text:p text:style-name="P10"><text:a xlink:type="simple" xlink:href="#__RefHeading__799_2064691128" text:style-name="Index_20_Link" text:visited-style-name="Index_20_Link">Fonctionnalités<text:tab/>5</text:a></text:p>
          <text:p text:style-name="P9"><text:a xlink:type="simple" xlink:href="#__RefHeading__803_2064691128" text:style-name="Index_20_Link" text:visited-style-name="Index_20_Link">Argent<text:tab/>5</text:a></text:p>
          <text:p text:style-name="P9"><text:a xlink:type="simple" xlink:href="#__RefHeading__805_2064691128" text:style-name="Index_20_Link" text:visited-style-name="Index_20_Link">Xp pour le dresseur<text:tab/>5</text:a></text:p>
          <text:p text:style-name="P9"><text:a xlink:type="simple" xlink:href="#__RefHeading__775_224386843" text:style-name="Index_20_Link" text:visited-style-name="Index_20_Link">Territoires<text:tab/>5</text:a></text:p>
          <text:p text:style-name="P9"><text:a xlink:type="simple" xlink:href="#__RefHeading__809_2064691128" text:style-name="Index_20_Link" text:visited-style-name="Index_20_Link">Pve<text:tab/>5</text:a></text:p>
          <text:p text:style-name="P9"><text:a xlink:type="simple" xlink:href="#__RefHeading__363_825507523" text:style-name="Index_20_Link" text:visited-style-name="Index_20_Link">Guilde<text:tab/>5</text:a></text:p>
          <text:p text:style-name="P9"><text:a xlink:type="simple" xlink:href="#__RefHeading__811_2064691128" text:style-name="Index_20_Link" text:visited-style-name="Index_20_Link">Pvp<text:tab/>5</text:a></text:p>
          <text:p text:style-name="P9"><text:a xlink:type="simple" xlink:href="#__RefHeading__813_2064691128" text:style-name="Index_20_Link" text:visited-style-name="Index_20_Link">Factions<text:tab/>5</text:a></text:p>
          <text:p text:style-name="P9"><text:a xlink:type="simple" xlink:href="#__RefHeading__815_2064691128" text:style-name="Index_20_Link" text:visited-style-name="Index_20_Link">Équipement<text:tab/>6</text:a></text:p>
          <text:p text:style-name="P9"><text:a xlink:type="simple" xlink:href="#__RefHeading__1501_2064691128" text:style-name="Index_20_Link" text:visited-style-name="Index_20_Link">Système de jeu<text:tab/>6</text:a></text:p>
          <text:p text:style-name="P9"><text:a xlink:type="simple" xlink:href="#__RefHeading__574_989364363" text:style-name="Index_20_Link" text:visited-style-name="Index_20_Link">Métiers<text:tab/>6</text:a></text:p>
          <text:p text:style-name="P9"><text:a xlink:type="simple" xlink:href="#__RefHeading__777_224386843" text:style-name="Index_20_Link" text:visited-style-name="Index_20_Link">Chat<text:tab/>7</text:a></text:p>
        </text:index-body>
      </text:table-of-content>
      <text:p text:style-name="P4"/>
      <text:h text:style-name="P24" text:outline-level="1"><text:bookmark-start text:name="__RefHeading__493_2064691128"/>Introduction<text:bookmark-end text:name="__RefHeading__493_2064691128"/></text:h>
      <text:p text:style-name="Text_20_body"/>
      <text:p text:style-name="P7">Monster Master Online est l'un des premiers jeux de capture de monstre en ligne. Reprenant le principe de Pokemon pour la capture de monstre, il allie stratégie de combat et jeu en équipe. Trouver des co-équipiers et rejoindre une guilde sera une étape obligatoire afin d'évoluer dans cet univers mélant science-fiction et fantastique.</text:p>
      <text:p text:style-name="P7">Chaque joueur incarne un héros pouvant posséder des monstres qui l'aident dans sa quête. Le héros peut aussi choisir la faction qu'il servira jusqu'au bout de son périple. Celestia, pays de la lumière et de la bienfaisance et Hesode, pays obscure qui idôlatre le feu et la destruction, sont les deux nations régnant en maître sur le monde.</text:p>
      <text:h text:style-name="P24" text:outline-level="1"><text:bookmark-start text:name="__RefHeading__497_2064691128"/>Présentation du projet :<text:bookmark-end text:name="__RefHeading__497_2064691128"/></text:h>
      <text:p text:style-name="P2"/>
      <text:p text:style-name="P2">Nous avons donc décidé de créer un MMORPG.</text:p>
      <text:p text:style-name="P2">Son nom sera le projet Monster Master Online.</text:p>
      <text:p text:style-name="P2">Le serveur et le client tourneront sur Linux.</text:p>
      <text:p text:style-name="P2"/>
      <text:p text:style-name="P2">La partie serveur sera codée en C++, MariaDB.</text:p>
      <text:p text:style-name="P2">La partie client sera codée en C++.</text:p>
      <text:p text:style-name="P2">Graphiquement, le monde sera en 3D axométrique.</text:p>
      <text:h text:style-name="P24" text:outline-level="1"><text:bookmark-start text:name="__RefHeading__799_2064691128"/>Fonctionnalités<text:bookmark-end text:name="__RefHeading__799_2064691128"/></text:h>
      <text:h text:style-name="P25" text:outline-level="2"><text:bookmark-start text:name="__RefHeading__803_2064691128"/>Argent<text:bookmark-end text:name="__RefHeading__803_2064691128"/></text:h>
      <text:list xml:id="list61389420" text:style-name="L1">
        <text:list-item>
          <text:p text:style-name="P11">Permet d'acheter des objets ou des monstres aux autres dresseurs (mécanisme d'échange).</text:p>
        </text:list-item>
      </text:list>
      <text:h text:style-name="P25" text:outline-level="2"><text:bookmark-start text:name="__RefHeading__805_2064691128"/>Xp pour le dresseur<text:bookmark-end text:name="__RefHeading__805_2064691128"/></text:h>
      <text:list xml:id="list1442702082" text:style-name="L2">
        <text:list-item>
          <text:p text:style-name="P12">Permet de gagner des points de talents qui pourront être utilisés dans un arbre de talent. Cet arbre possédera 2 branches principales : une pour le dresseur, et une pour les monstres.</text:p>
        </text:list-item>
      </text:list>
      <text:p text:style-name="P6"/>
      <text:h text:style-name="P27" text:outline-level="2"><text:bookmark-start text:name="__RefHeading__775_224386843"/>Territoires<text:bookmark-end text:name="__RefHeading__775_224386843"/></text:h>
      <text:list xml:id="list2153812638" text:style-name="L3">
        <text:list-item>
          <text:p text:style-name="P13">Différents territoires avec variation du niveau/type des monstres en fonction.</text:p>
        </text:list-item>
      </text:list>
      <text:h text:style-name="P25" text:outline-level="2"><text:bookmark-start text:name="__RefHeading__809_2064691128"/>Pve<text:bookmark-end text:name="__RefHeading__809_2064691128"/></text:h>
      <text:list xml:id="list279304978" text:style-name="L4">
        <text:list-item>
          <text:p text:style-name="P15">Récompenses :</text:p>
          <text:list>
            <text:list-item>
              <text:p text:style-name="P15">Argent.</text:p>
            </text:list-item>
            <text:list-item>
              <text:p text:style-name="P15">Expérience dresseur et monstres.</text:p>
            </text:list-item>
            <text:list-item>
              <text:p text:style-name="P15">Ressources.</text:p>
            </text:list-item>
          </text:list>
        </text:list-item>
        <text:list-item>
          <text:p text:style-name="P15">Routes principales : Pas d'agression par les monstres.</text:p>
        </text:list-item>
        <text:list-item>
          <text:p text:style-name="P15">Autre : agression aléatoire.</text:p>
        </text:list-item>
      </text:list>
      <text:h text:style-name="P26" text:outline-level="2"><text:bookmark-start text:name="__RefHeading__363_825507523"/>Guilde<text:bookmark-end text:name="__RefHeading__363_825507523"/></text:h>
      <text:list xml:id="list1799908763" text:style-name="L5">
        <text:list-item>
          <text:p text:style-name="P23"><text:span text:style-name="T1">L</text:span><text:span text:style-name="T1">es joueurs pourront créer des guildes </text:span><text:span text:style-name="T1">qui regrouperont plusieurs joueurs.</text:span></text:p>
        </text:list-item>
      </text:list>
      <text:h text:style-name="P25" text:outline-level="2"><text:bookmark-start text:name="__RefHeading__811_2064691128"/>Pvp<text:bookmark-end text:name="__RefHeading__811_2064691128"/></text:h>
      <text:list xml:id="list1884903816" text:style-name="L6">
        <text:list-item>
          <text:p text:style-name="P16">Agressions entre joueurs.</text:p>
        </text:list-item>
      </text:list>
      <text:h text:style-name="P25" text:outline-level="2"><text:bookmark-start text:name="__RefHeading__813_2064691128"/>Factions<text:bookmark-end text:name="__RefHeading__813_2064691128"/></text:h>
      <text:list xml:id="list564373858" text:style-name="L7">
        <text:list-item>
          <text:p text:style-name="P17">Celestia:</text:p>
        </text:list-item>
        <text:list-item>
          <text:p text:style-name="P17">Hesode</text:p>
        </text:list-item>
        <text:list-item>
          <text:p text:style-name="P17">Bonus de faction</text:p>
        </text:list-item>
      </text:list>
      <text:h text:style-name="P25" text:outline-level="2"><text:bookmark-start text:name="__RefHeading__815_2064691128"/><text:soft-page-break/>Équipement<text:bookmark-end text:name="__RefHeading__815_2064691128"/></text:h>
      <text:list xml:id="list439425347" text:style-name="L8">
        <text:list-item>
          <text:p text:style-name="P18">Le dresseur ainsi que les monstres pourront porter des équipements.</text:p>
        </text:list-item>
        <text:list-item>
          <text:p text:style-name="P18">Il apportera des bonus aux monstres et au dresseur.</text:p>
        </text:list-item>
        <text:list-item>
          <text:p text:style-name="P18">Exemples :</text:p>
          <text:list>
            <text:list-item>
              <text:p text:style-name="P18">Bonus statistiques ...</text:p>
            </text:list-item>
          </text:list>
        </text:list-item>
      </text:list>
      <text:p text:style-name="P6"/>
      <text:h text:style-name="P25" text:outline-level="2"><text:bookmark-start text:name="__RefHeading__1501_2064691128"/>Système de jeu<text:bookmark-end text:name="__RefHeading__1501_2064691128"/></text:h>
      <text:p text:style-name="P6">Certains monstres auront une prédisposition naturelle a certains rôles.</text:p>
      <text:list xml:id="list60640358" text:style-name="L9">
        <text:list-item>
          <text:p text:style-name="P19">Les monstres auront un rôle distinct parmi :</text:p>
          <text:list>
            <text:list-item>
              <text:p text:style-name="P19">DPT (Dégâts par tours).</text:p>
            </text:list-item>
            <text:list-item>
              <text:p text:style-name="P19">Défenseur.</text:p>
            </text:list-item>
            <text:list-item>
              <text:p text:style-name="P19">Soin</text:p>
            </text:list-item>
          </text:list>
        </text:list-item>
        <text:list-item>
          <text:p text:style-name="P19">Pour ce faire, le joueur pourra sélectionner la cible du sort qu'il s'apprête à utiliser.</text:p>
        </text:list-item>
        <text:list-item>
          <text:p text:style-name="P19">Exemples:</text:p>
          <text:list>
            <text:list-item>
              <text:p text:style-name="P19">Les sorts de soin pourront être lancés sur n'importe quel allié.</text:p>
            </text:list-item>
            <text:list-item>
              <text:p text:style-name="P19">Les défenseurs posséderont des sorts qui permettent de changer la cible du prochain sort d'un ennemi.</text:p>
            </text:list-item>
          </text:list>
        </text:list-item>
        <text:list-item>
          <text:p text:style-name="P19">Mort d'un monstre : Apparition du cadavre sur la case, permettant aux trappeurs de récolter les ressources.</text:p>
        </text:list-item>
        <text:list-item>
          <text:p text:style-name="P19">Machine permettant de soigner les monstres.</text:p>
        </text:list-item>
      </text:list>
      <text:p text:style-name="P6"/>
      <text:h text:style-name="P26" text:outline-level="2"><text:bookmark-start text:name="__RefHeading__574_989364363"/>Métiers<text:bookmark-end text:name="__RefHeading__574_989364363"/></text:h>
      <text:list xml:id="list930441307" text:style-name="L10">
        <text:list-item>
          <text:p text:style-name="P20">Il existe un certain nombre de métiers. Chaque joueur peut exercer n'importe quel métier et le faire évoluer.</text:p>
        </text:list-item>
      </text:list>
      <text:p text:style-name="P6"><text:tab/>Trappeur : récolter des ressources sur les monstres.</text:p>
      <text:p text:style-name="P6"><text:tab/>Développeur :</text:p>
      <text:list xml:id="list815197279" text:style-name="L11">
        <text:list-item>
          <text:p text:style-name="P21">Fabrication des Digitaliseurs, système de capture et de stockage des monstres.</text:p>
        </text:list-item>
        <text:list-item>
          <text:p text:style-name="P21">Fabrication des «cartouches», nécessaires au fonctionnement du digitaliseur.</text:p>
        </text:list-item>
      </text:list>
      <text:p text:style-name="P6"><text:tab/>Fabrication d'objet de catégorie 1:</text:p>
      <text:list xml:id="list1324806766" text:style-name="L12">
        <text:list-item>
          <text:p text:style-name="P22"><text:soft-page-break/>Casque / Cape / Épaulettes / Plastron / Bottes.</text:p>
        </text:list-item>
      </text:list>
      <text:p text:style-name="P6"><text:tab/>Fabrication d'objet de catégorie 2</text:p>
      <text:list xml:id="list82547631" text:continue-numbering="true" text:style-name="L12">
        <text:list-item>
          <text:p text:style-name="P22">Anneau / Amulette / Arme / Sac.</text:p>
        </text:list-item>
      </text:list>
      <text:p text:style-name="P6"><text:tab/>Maître des potions : créer des potions.</text:p>
      <text:p text:style-name="P6"><text:tab/>Herboriste : récolter des baies, des fruits ...</text:p>
      <text:p text:style-name="P6"><text:tab/>Mineur : miner des minerais.</text:p>
      <text:p text:style-name="P6"/>
      <text:h text:style-name="P28" text:outline-level="2"><text:bookmark-start text:name="__RefHeading__777_224386843"/>Chat<text:bookmark-end text:name="__RefHeading__777_224386843"/></text:h>
      <text:list xml:id="list123655779" text:style-name="L13">
        <text:list-item>
          <text:p text:style-name="P14">Un chat sera disponible pour tous les joueurs, permettant de communiquer avec les personnes à proxim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text:tab/><text:tab/>Cahier des Charges : Monster Master Online</text:p>
      </style:header>
      <style:footer>
        <text:p text:style-name="Footer">Créé <text:date style:data-style-name="N37" text:date-value="2013-04-19T21:14:55.48" text:fixed="true">19/04/13</text:date></text:p>
        <text:p text:style-name="MP1">Créé par Guillaume Marescaux <text:tab/><text:tab/>Page <text:page-number text:select-page="current">7</text:page-number>sur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9T13:33:52</dc:date>
    <meta:editing-duration>PT15H12M55S</meta:editing-duration>
    <meta:editing-cycles>259</meta:editing-cycles>
    <meta:generator>LibreOffice/3.5$Linux_X86_64 LibreOffice_project/350m1$Build-2</meta:generator>
    <dc:creator>jourda-c </dc:creator>
    <meta:document-statistic meta:table-count="0" meta:image-count="0" meta:object-count="0" meta:page-count="7" meta:paragraph-count="85" meta:word-count="598" meta:character-count="3548" meta:non-whitespace-character-count="3059"/>
  </office:meta>
</office:document-meta>
</file>